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新細明體" svg:font-family="新細明體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6cm"/>
    </style:style>
    <style:style style:name="co2" style:family="table-column">
      <style:table-column-properties fo:break-before="auto" style:column-width="1.947cm"/>
    </style:style>
    <style:style style:name="ro1" style:family="table-row">
      <style:table-row-properties style:row-height="0.508cm" fo:break-before="auto" style:use-optimal-row-height="true"/>
    </style:style>
    <style:style style:name="ta1" style:family="table" style:master-page-name="PageStyle_5f_工作表1">
      <style:table-properties table:display="true" style:writing-mode="lr-tb"/>
    </style:style>
    <style:style style:name="ta2" style:family="table" style:master-page-name="PageStyle_5f_工作表2">
      <style:table-properties table:display="true" style:writing-mode="lr-tb"/>
    </style:style>
    <style:style style:name="ta3" style:family="table" style:master-page-name="PageStyle_5f_工作表3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工作表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326">
            <text:p>326</text:p>
          </table:table-cell>
          <table:table-cell table:style-name="ce1" office:value-type="float" office:value="1957">
            <text:p>1957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587">
            <text:p>587</text:p>
          </table:table-cell>
          <table:table-cell table:style-name="ce1" office:value-type="float" office:value="3588">
            <text:p>3588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799">
            <text:p>799</text:p>
          </table:table-cell>
          <table:table-cell table:style-name="ce1" office:value-type="float" office:value="4958">
            <text:p>4958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1" office:value-type="float" office:value="41">
            <text:p>41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973">
            <text:p>973</text:p>
          </table:table-cell>
          <table:table-cell table:style-name="ce1" office:value-type="float" office:value="6116">
            <text:p>6116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1" office:value-type="float" office:value="206">
            <text:p>206</text:p>
          </table:table-cell>
          <table:table-cell table:style-name="ce1" office:value-type="float" office:value="1117">
            <text:p>1117</text:p>
          </table:table-cell>
          <table:table-cell table:style-name="ce1" office:value-type="float" office:value="7100">
            <text:p>7100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style-name="ce1" office:value-type="float" office:value="1237">
            <text:p>1237</text:p>
          </table:table-cell>
          <table:table-cell table:style-name="ce1" office:value-type="float" office:value="7940">
            <text:p>7940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table:style-name="ce1" office:value-type="float" office:value="8660">
            <text:p>8660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number-columns-repeated="1023"/>
        </table:table-row>
        <table:table-row table:style-name="ro1">
          <table:table-cell office:value-type="float" office:value="10">
            <text:p>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由實際排列中取球的期望值</text:p>
          </table:table-cell>
          <table:table-cell table:style-name="ce1" office:value-type="float" office:value="3.125">
            <text:p>3.125</text:p>
          </table:table-cell>
          <table:table-cell table:style-name="ce1" office:value-type="float" office:value="3.825">
            <text:p>3.825</text:p>
          </table:table-cell>
          <table:table-cell table:style-name="ce1" office:value-type="float" office:value="4.481945">
            <text:p>4.481945</text:p>
          </table:table-cell>
          <table:table-cell table:style-name="ce1" office:value-type="float" office:value="5.126191">
            <text:p>5.126191</text:p>
          </table:table-cell>
          <table:table-cell table:style-name="ce1" office:value-type="float" office:value="5.767634">
            <text:p>5.767634</text:p>
          </table:table-cell>
          <table:table-cell table:number-columns-repeated="1018"/>
        </table:table-row>
        <table:table-row table:style-name="ro1">
          <table:table-cell office:value-type="string">
            <text:p>隨機取球的期望值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6">
            <text:p>6</text:p>
          </table:table-cell>
          <table:table-cell office:value-type="float" office:value="6.5">
            <text:p>6.5</text:p>
          </table:table-cell>
          <table:table-cell office:value-type="float" office:value="7">
            <text:p>7</text:p>
          </table:table-cell>
          <table:table-cell office:value-type="float" office:value="7.5">
            <text:p>7.5</text:p>
          </table:table-cell>
          <table:table-cell office:value-type="float" office:value="8">
            <text:p>8</text:p>
          </table:table-cell>
          <table:table-cell office:value-type="float" office:value="8.5">
            <text:p>8.5</text:p>
          </table:table-cell>
          <table:table-cell table:number-columns-repeated="1010"/>
        </table:table-row>
        <table:table-row table:style-name="ro1">
          <table:table-cell/>
          <table:table-cell table:formula="of:=[.B13]-[.B14]" office:value-type="float" office:value="0.625">
            <text:p>0.625</text:p>
          </table:table-cell>
          <table:table-cell table:formula="of:=[.C13]-[.C14]" office:value-type="float" office:value="0.825">
            <text:p>0.825</text:p>
          </table:table-cell>
          <table:table-cell table:formula="of:=[.D13]-[.D14]" office:value-type="float" office:value="0.981945">
            <text:p>0.981945</text:p>
          </table:table-cell>
          <table:table-cell table:formula="of:=[.E13]-[.E14]" office:value-type="float" office:value="1.126191">
            <text:p>1.126191</text:p>
          </table:table-cell>
          <table:table-cell table:formula="of:=[.F13]-[.F14]" office:value-type="float" office:value="1.267634">
            <text:p>1.267634</text:p>
          </table:table-cell>
          <table:table-cell table:number-columns-repeated="1018"/>
        </table:table-row>
        <table:table-row table:style-name="ro1">
          <table:table-cell/>
          <table:table-cell table:formula="of:=[.C15]-[.B15]" office:value-type="float" office:value="0.2">
            <text:p>0.2</text:p>
          </table:table-cell>
          <table:table-cell table:formula="of:=[.D15]-[.C15]" office:value-type="float" office:value="0.156944999999999">
            <text:p>0.156945</text:p>
          </table:table-cell>
          <table:table-cell table:formula="of:=[.E15]-[.D15]" office:value-type="float" office:value="0.144246000000001">
            <text:p>0.144246</text:p>
          </table:table-cell>
          <table:table-cell table:formula="of:=[.F15]-[.E15]" office:value-type="float" office:value="0.141443">
            <text:p>0.14144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亂數模擬曲球之期望值(100萬次)</text:p>
          </table:table-cell>
          <table:table-cell table:style-name="ce2" office:value-type="float" office:value="3.12452">
            <text:p>3.12452</text:p>
          </table:table-cell>
          <table:table-cell table:style-name="ce2" office:value-type="float" office:value="3.82139">
            <text:p>3.82139</text:p>
          </table:table-cell>
          <table:table-cell table:style-name="ce2" office:value-type="float" office:value="4.48449">
            <text:p>4.48449</text:p>
          </table:table-cell>
          <table:table-cell table:style-name="ce2" office:value-type="float" office:value="5.12375">
            <text:p>5.12375</text:p>
          </table:table-cell>
          <table:table-cell table:style-name="ce2" office:value-type="float" office:value="5.766895">
            <text:p>5.766895</text:p>
          </table:table-cell>
          <table:table-cell table:style-name="ce2" office:value-type="float" office:value="6.40915">
            <text:p>6.40915</text:p>
          </table:table-cell>
          <table:table-cell table:style-name="ce2" office:value-type="float" office:value="7.03868">
            <text:p>7.03868</text:p>
          </table:table-cell>
          <table:table-cell table:style-name="ce2" office:value-type="float" office:value="7.69742">
            <text:p>7.69742</text:p>
          </table:table-cell>
          <table:table-cell table:style-name="ce2" office:value-type="float" office:value="8.3235">
            <text:p>8.3235</text:p>
          </table:table-cell>
          <table:table-cell table:style-name="ce2" office:value-type="float" office:value="8.95269">
            <text:p>8.95269</text:p>
          </table:table-cell>
          <table:table-cell table:style-name="ce2" office:value-type="float" office:value="9.6153">
            <text:p>9.6153</text:p>
          </table:table-cell>
          <table:table-cell table:style-name="ce2" office:value-type="float" office:value="10.27562">
            <text:p>10.27562</text:p>
          </table:table-cell>
          <table:table-cell table:style-name="ce2" office:value-type="float" office:value="10.90962">
            <text:p>10.90962</text:p>
          </table:table-cell>
          <table:table-cell table:number-columns-repeated="1010"/>
        </table:table-row>
        <table:table-row table:style-name="ro1">
          <table:table-cell office:value-type="string">
            <text:p>隨機與亂數模擬之差</text:p>
          </table:table-cell>
          <table:table-cell table:formula="of:=[.B18]-[.B14]" office:value-type="float" office:value="0.62452">
            <text:p>0.62452</text:p>
          </table:table-cell>
          <table:table-cell table:formula="of:=[.C18]-[.C14]" office:value-type="float" office:value="0.82139">
            <text:p>0.82139</text:p>
          </table:table-cell>
          <table:table-cell table:formula="of:=[.D18]-[.D14]" office:value-type="float" office:value="0.98449">
            <text:p>0.98449</text:p>
          </table:table-cell>
          <table:table-cell table:formula="of:=[.E18]-[.E14]" office:value-type="float" office:value="1.12375">
            <text:p>1.12375</text:p>
          </table:table-cell>
          <table:table-cell table:formula="of:=[.F18]-[.F14]" office:value-type="float" office:value="1.266895">
            <text:p>1.266895</text:p>
          </table:table-cell>
          <table:table-cell table:formula="of:=[.G18]-[.G14]" office:value-type="float" office:value="1.40915">
            <text:p>1.40915</text:p>
          </table:table-cell>
          <table:table-cell table:formula="of:=[.H18]-[.H14]" office:value-type="float" office:value="1.53868">
            <text:p>1.53868</text:p>
          </table:table-cell>
          <table:table-cell table:formula="of:=[.I18]-[.I14]" office:value-type="float" office:value="1.69742">
            <text:p>1.69742</text:p>
          </table:table-cell>
          <table:table-cell table:formula="of:=[.J18]-[.J14]" office:value-type="float" office:value="1.8235">
            <text:p>1.8235</text:p>
          </table:table-cell>
          <table:table-cell table:formula="of:=[.K18]-[.K14]" office:value-type="float" office:value="1.95269">
            <text:p>1.95269</text:p>
          </table:table-cell>
          <table:table-cell table:formula="of:=[.L18]-[.L14]" office:value-type="float" office:value="2.1153">
            <text:p>2.1153</text:p>
          </table:table-cell>
          <table:table-cell table:formula="of:=[.M18]-[.M14]" office:value-type="float" office:value="2.27562">
            <text:p>2.27562</text:p>
          </table:table-cell>
          <table:table-cell table:formula="of:=[.N18]-[.N14]" office:value-type="float" office:value="2.40962">
            <text:p>2.40962</text:p>
          </table:table-cell>
          <table:table-cell table:number-columns-repeated="1010"/>
        </table:table-row>
        <table:table-row table:style-name="ro1">
          <table:table-cell office:value-type="string">
            <text:p>亂數模擬和實際取球的差(0.003內)</text:p>
          </table:table-cell>
          <table:table-cell table:formula="of:=[.B18]-[.B13]" office:value-type="float" office:value="-0.000480000000000036">
            <text:p>-0.00048</text:p>
          </table:table-cell>
          <table:table-cell table:formula="of:=[.C18]-[.C13]" office:value-type="float" office:value="-0.00361000000000011">
            <text:p>-0.00361</text:p>
          </table:table-cell>
          <table:table-cell table:formula="of:=[.D18]-[.D13]" office:value-type="float" office:value="0.00254500000000046">
            <text:p>0.002545</text:p>
          </table:table-cell>
          <table:table-cell table:formula="of:=[.E18]-[.E13]" office:value-type="float" office:value="-0.00244100000000014">
            <text:p>-0.002441</text:p>
          </table:table-cell>
          <table:table-cell table:formula="of:=[.F18]-[.F13]" office:value-type="float" office:value="-0.000739000000000267">
            <text:p>-0.00073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回歸方程式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工作表1.N40" table:end-x="0.64cm" table:end-y="0.459cm" draw:z-index="0" draw:style-name="gr1" draw:text-style-name="P1" svg:width="14.882cm" svg:height="8.459cm" svg:x="1.279cm" svg:y="0.097cm">
              <draw:object draw:notify-on-update-of-ranges="工作表1.B19:工作表1.N1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>
            <draw:frame table:end-cell-address="工作表1.E39" table:end-x="1.634cm" table:end-y="0.507cm" draw:z-index="1" draw:style-name="gr1" draw:text-style-name="P1" svg:width="13.415cm" svg:height="7.544cm" svg:x="1.869cm" svg:y="0.048cm">
              <draw:object draw:notify-on-update-of-ranges="工作表1.B19:工作表1.N1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2" table:style-name="ta2" table:print="false">
        <table:table-column table:style-name="co2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3" table:print="false">
        <table:table-column table:style-name="co2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新細明體" svg:font-family="新細明體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TW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zh" number:country="TW">
      <number:number number:min-integer-digits="1"/>
    </number:number-style>
    <number:currency-style style:name="N8117P0" style:volatile="true" number:language="zh" number:country="TW">
      <number:text>$</number:text>
      <number:number number:decimal-places="0" number:min-integer-digits="1" number:grouping="true"/>
    </number:currency-style>
    <number:currency-style style:name="N8117" number:language="zh" number:country="TW">
      <number:text>-$</number:text>
      <number:number number:decimal-places="0" number:min-integer-digits="1" number:grouping="true"/>
      <style:map style:condition="value()&gt;=0" style:apply-style-name="N8117P0"/>
    </number:currency-style>
    <number:currency-style style:name="N8118P0" style:volatile="true" number:language="zh" number:country="TW">
      <number:text>$</number:text>
      <number:number number:decimal-places="0" number:min-integer-digits="1" number:grouping="true"/>
    </number:currency-style>
    <number:currency-style style:name="N8118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8118P0"/>
    </number:currency-style>
    <number:currency-style style:name="N8119P0" style:volatile="true" number:language="zh" number:country="TW">
      <number:text>$</number:text>
      <number:number number:decimal-places="2" number:min-integer-digits="1" number:grouping="true"/>
    </number:currency-style>
    <number:currency-style style:name="N8119" number:language="zh" number:country="TW">
      <number:text>-$</number:text>
      <number:number number:decimal-places="2" number:min-integer-digits="1" number:grouping="true"/>
      <style:map style:condition="value()&gt;=0" style:apply-style-name="N8119P0"/>
    </number:currency-style>
    <number:currency-style style:name="N8120P0" style:volatile="true" number:language="zh" number:country="TW">
      <number:text>$</number:text>
      <number:number number:decimal-places="2" number:min-integer-digits="1" number:grouping="true"/>
    </number:currency-style>
    <number:currency-style style:name="N8120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8120P0"/>
    </number:currency-style>
    <number:date-style style:name="N8121" number:language="zh" number:country="TW">
      <number:day/>
      <number:text>-</number:text>
      <number:month number:textual="true"/>
      <number:text>-</number:text>
      <number:year/>
    </number:date-style>
    <number:date-style style:name="N8122" number:language="zh" number:country="TW">
      <number:day/>
      <number:text>-</number:text>
      <number:month number:textual="true"/>
    </number:date-style>
    <number:date-style style:name="N8123" number:language="zh" number:country="TW">
      <number:month number:textual="true"/>
      <number:text>-</number:text>
      <number:year/>
    </number:date-style>
    <number:time-style style:name="N812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812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6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8127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8127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8128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29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8129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8130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8130P0"/>
    </number:number-style>
    <number:date-style style:name="N8131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813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8133" number:language="zh" number:country="TW">
      <number:month/>
      <number:text>/</number:text>
      <number:day/>
      <number:text>/</number:text>
      <number:year/>
    </number:date-style>
    <number:time-style style:name="N813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813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8136P0" style:volatile="true" number:language="zh" number:country="TW">
      <number:number number:decimal-places="0" number:min-integer-digits="1" number:grouping="true"/>
    </number:number-style>
    <number:number-style style:name="N8136" number:language="zh" number:country="TW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zh" number:country="TW">
      <number:number number:decimal-places="0" number:min-integer-digits="1" number:grouping="true"/>
    </number:number-style>
    <number:number-style style:name="N8137" number:language="zh" number:country="TW">
      <style:text-properties fo:color="#ff0000"/>
      <number:text>-</number:text>
      <number:number number:decimal-places="0" number:min-integer-digits="1" number:grouping="true"/>
      <style:map style:condition="value()&gt;=0" style:apply-style-name="N8137P0"/>
    </number:number-style>
    <number:number-style style:name="N8138P0" style:volatile="true" number:language="zh" number:country="TW">
      <number:number number:decimal-places="2" number:min-integer-digits="1" number:grouping="true"/>
    </number:number-style>
    <number:number-style style:name="N8138" number:language="zh" number:country="TW"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39P0" style:volatile="true" number:language="zh" number:country="TW">
      <number:number number:decimal-places="2" number:min-integer-digits="1" number:grouping="true"/>
    </number:number-style>
    <number:number-style style:name="N8139" number:language="zh" number:country="TW">
      <style:text-properties fo:color="#ff0000"/>
      <number:text>-</number:text>
      <number:number number:decimal-places="2" number:min-integer-digits="1" number:grouping="true"/>
      <style:map style:condition="value()&gt;=0" style:apply-style-name="N8139P0"/>
    </number:number-style>
    <number:number-style style:name="N8140P0" style:volatile="true" number:language="zh" number:country="TW">
      <number:text> </number:text>
      <number:number number:decimal-places="0" number:min-integer-digits="1" number:grouping="true"/>
      <number:text> </number:text>
    </number:number-style>
    <number:number-style style:name="N8140P1" style:volatile="true" number:language="zh" number:country="TW">
      <number:text>-</number:text>
      <number:number number:decimal-places="0" number:min-integer-digits="1" number:grouping="true"/>
      <number:text> </number:text>
    </number:number-style>
    <number:number-style style:name="N8140P2" style:volatile="true" number:language="zh" number:country="TW">
      <number:text> - </number:text>
    </number:number-style>
    <number:text-style style:name="N8140" number:language="zh" number:country="TW">
      <number:text> </number:text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1P0" style:volatile="true" number:language="zh" number:country="TW">
      <number:text> $</number:text>
      <number:number number:decimal-places="0" number:min-integer-digits="1" number:grouping="true"/>
      <number:text> </number:text>
    </number:currency-style>
    <number:currency-style style:name="N8141P1" style:volatile="true" number:language="zh" number:country="TW">
      <number:text>-$</number:text>
      <number:number number:decimal-places="0" number:min-integer-digits="1" number:grouping="true"/>
      <number:text> </number:text>
    </number:currency-style>
    <number:currency-style style:name="N8141P2" style:volatile="true" number:language="zh" number:country="TW">
      <number:text> $- </number:text>
    </number:currency-style>
    <number:text-style style:name="N8141" number:language="zh" number:country="TW">
      <number:text> </number:text>
      <number:text-content/>
      <number:text> </number:text>
      <style:map style:condition="value()&gt;0" style:apply-style-name="N8141P0"/>
      <style:map style:condition="value()&lt;0" style:apply-style-name="N8141P1"/>
      <style:map style:condition="value()=0" style:apply-style-name="N8141P2"/>
    </number:text-style>
    <number:number-style style:name="N8142P0" style:volatile="true" number:language="zh" number:country="TW">
      <number:text> </number:text>
      <number:number number:decimal-places="2" number:min-integer-digits="1" number:grouping="true"/>
      <number:text> </number:text>
    </number:number-style>
    <number:number-style style:name="N8142P1" style:volatile="true" number:language="zh" number:country="TW">
      <number:text>-</number:text>
      <number:number number:decimal-places="2" number:min-integer-digits="1" number:grouping="true"/>
      <number:text> </number:text>
    </number:number-style>
    <number:number-style style:name="N8142P2" style:volatile="true" number:language="zh" number:country="TW">
      <number:text> -</number:text>
      <number:number number:decimal-places="0" number:min-integer-digits="0"/>
      <number:text> </number:text>
    </number:number-style>
    <number:text-style style:name="N8142" number:language="zh" number:country="TW">
      <number:text> </number:text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currency-style style:name="N8143P0" style:volatile="true" number:language="zh" number:country="TW">
      <number:text> $</number:text>
      <number:number number:decimal-places="2" number:min-integer-digits="1" number:grouping="true"/>
      <number:text> </number:text>
    </number:currency-style>
    <number:currency-style style:name="N8143P1" style:volatile="true" number:language="zh" number:country="TW">
      <number:text>-$</number:text>
      <number:number number:decimal-places="2" number:min-integer-digits="1" number:grouping="true"/>
      <number:text> </number:text>
    </number:currency-style>
    <number:currency-style style:name="N8143P2" style:volatile="true" number:language="zh" number:country="TW">
      <number:text> $-</number:text>
      <number:number number:decimal-places="0" number:min-integer-digits="0"/>
      <number:text> </number:text>
    </number:currency-style>
    <number:text-style style:name="N8143" number:language="zh" number:country="TW">
      <number:text> </number:text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time-style style:name="N8144" number:language="zh" number:country="TW">
      <number:minutes number:style="long"/>
      <number:text>:</number:text>
      <number:seconds number:style="long"/>
    </number:time-style>
    <number:time-style style:name="N8145" number:language="zh" number:country="TW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6" number:language="zh" number:country="TW">
      <number:minutes number:style="long"/>
      <number:text>:</number:text>
      <number:seconds number:style="long" number:decimal-places="1"/>
    </number:time-style>
    <number:number-style style:name="N8147" number:language="zh" number:country="TW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2016/12/02</text:date>, <text:time>13:29:57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工作表2" style:display-name="PageStyle_工作表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工作表3" style:display-name="PageStyle_工作表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2T13:29:57</dc:date>
    <dc:creator>洪 軾凱</dc:creator>
    <meta:generator>OpenOffice/4.1.2$Unix OpenOffice.org_project/412m3$Build-9782</meta:generator>
    <meta:editing-duration>P1DT40M30S</meta:editing-duration>
    <meta:editing-cycles>1</meta:editing-cycles>
    <meta:document-statistic meta:table-count="3" meta:cell-count="117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zh" number:country="TW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regression-type="powe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000">
      <style:chart-properties chart:symbol-type="named-symbol" chart:symbol-name="square" chart:symbol-width="0.25cm" chart:symbol-height="0.25cm" chart:regression-type="powe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width="0.05cm" svg:stroke-color="#ffd32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16cm" svg:height="7.545cm" xlink:href=".." xlink:type="simple" chart:class="chart:line" chart:style-name="ch1">
        <chart:legend chart:legend-position="end" svg:x="9.917cm" svg:y="3.159cm" style:legend-expansion="high" chart:style-name="ch2"/>
        <chart:plot-area chart:style-name="ch3" table:cell-range-address="工作表1.B19:工作表1.N19" svg:x="0.718cm" svg:y="0.735cm" svg:width="8.663cm" svg:height="6.24cm">
          <chartooo:coordinate-region svg:x="1.454cm" svg:y="0.933cm" svg:width="7.729cm" svg:height="5.3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工作表1.B19:工作表1.N19" chart:class="chart:line">
            <chart:regression-curve chart:style-name="ch8">
              <chart:equation chart:display-r-square="true"/>
            </chart:regression-curve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列 19</text:p>
                <draw:g>
                  <svg:desc/>
                </draw:g>
              </table:table-cell>
              <table:table-cell office:value-type="float" office:value="0.62452">
                <text:p>0.62452</text:p>
                <draw:g>
                  <svg:desc>工作表1.B19:工作表1.N19</svg:desc>
                </draw:g>
              </table:table-cell>
              <table:table-cell office:value-type="float" office:value="0.82139">
                <text:p>0.82139</text:p>
              </table:table-cell>
              <table:table-cell office:value-type="float" office:value="0.98449">
                <text:p>0.98449</text:p>
              </table:table-cell>
              <table:table-cell office:value-type="float" office:value="1.12375">
                <text:p>1.12375</text:p>
              </table:table-cell>
              <table:table-cell office:value-type="float" office:value="1.266895">
                <text:p>1.266895</text:p>
              </table:table-cell>
              <table:table-cell office:value-type="float" office:value="1.40915">
                <text:p>1.40915</text:p>
              </table:table-cell>
              <table:table-cell office:value-type="float" office:value="1.53868">
                <text:p>1.53868</text:p>
              </table:table-cell>
              <table:table-cell office:value-type="float" office:value="1.69742">
                <text:p>1.69742</text:p>
              </table:table-cell>
              <table:table-cell office:value-type="float" office:value="1.8235">
                <text:p>1.8235</text:p>
              </table:table-cell>
              <table:table-cell office:value-type="float" office:value="1.95269">
                <text:p>1.95269</text:p>
              </table:table-cell>
              <table:table-cell office:value-type="float" office:value="2.1153">
                <text:p>2.1153</text:p>
              </table:table-cell>
              <table:table-cell office:value-type="float" office:value="2.27562">
                <text:p>2.27562</text:p>
              </table:table-cell>
              <table:table-cell office:value-type="float" office:value="2.40962">
                <text:p>2.409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zh" number:country="TW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00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width="0.05cm"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83cm" svg:height="8.46cm" xlink:href=".." xlink:type="simple" chart:class="chart:line" chart:style-name="ch1">
        <chart:legend chart:legend-position="end" svg:x="11.384cm" svg:y="3.617cm" style:legend-expansion="high" chart:style-name="ch2"/>
        <chart:plot-area chart:style-name="ch3" table:cell-range-address="工作表1.B19:工作表1.N19" svg:x="0.718cm" svg:y="1.097cm" svg:width="12.168cm" svg:height="6.685cm">
          <chartooo:coordinate-region svg:x="1.454cm" svg:y="1.295cm" svg:width="11.234cm" svg:height="5.8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工作表1.B19:工作表1.N19" chart:class="chart:line">
            <chart:regression-curve chart:style-name="ch8">
              <chart:equation chart:display-equation="false" chart:display-r-square="true"/>
            </chart:regression-curve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列 19</text:p>
                <draw:g>
                  <svg:desc/>
                </draw:g>
              </table:table-cell>
              <table:table-cell office:value-type="float" office:value="0.62452">
                <text:p>0.62452</text:p>
                <draw:g>
                  <svg:desc>工作表1.B19:工作表1.N19</svg:desc>
                </draw:g>
              </table:table-cell>
              <table:table-cell office:value-type="float" office:value="0.82139">
                <text:p>0.82139</text:p>
              </table:table-cell>
              <table:table-cell office:value-type="float" office:value="0.98449">
                <text:p>0.98449</text:p>
              </table:table-cell>
              <table:table-cell office:value-type="float" office:value="1.12375">
                <text:p>1.12375</text:p>
              </table:table-cell>
              <table:table-cell office:value-type="float" office:value="1.266895">
                <text:p>1.266895</text:p>
              </table:table-cell>
              <table:table-cell office:value-type="float" office:value="1.40915">
                <text:p>1.40915</text:p>
              </table:table-cell>
              <table:table-cell office:value-type="float" office:value="1.53868">
                <text:p>1.53868</text:p>
              </table:table-cell>
              <table:table-cell office:value-type="float" office:value="1.69742">
                <text:p>1.69742</text:p>
              </table:table-cell>
              <table:table-cell office:value-type="float" office:value="1.8235">
                <text:p>1.8235</text:p>
              </table:table-cell>
              <table:table-cell office:value-type="float" office:value="1.95269">
                <text:p>1.95269</text:p>
              </table:table-cell>
              <table:table-cell office:value-type="float" office:value="2.1153">
                <text:p>2.1153</text:p>
              </table:table-cell>
              <table:table-cell office:value-type="float" office:value="2.27562">
                <text:p>2.27562</text:p>
              </table:table-cell>
              <table:table-cell office:value-type="float" office:value="2.40962">
                <text:p>2.409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